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ara_unidas_por_codig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table:style-name="Default" office:value-type="string" calcext:value-type="string">
            <text:p>CODIGO</text:p>
          </table:table-cell>
          <table:table-cell table:style-name="Default" office:value-type="string" calcext:value-type="string">
            <text:p>ESTACION</text:p>
          </table:table-cell>
          <table:table-cell table:style-name="Default" office:value-type="string" calcext:value-type="string">
            <text:p>ORDEN</text:p>
          </table:table-cell>
          <table:table-cell table:style-name="Default" office:value-type="string" calcext:value-type="string">
            <text:p>X (UTM)</text:p>
          </table:table-cell>
          <table:table-cell table:style-name="Default" office:value-type="string" calcext:value-type="string">
            <text:p>Y (UTM)</text:p>
          </table:table-cell>
          <table:table-cell table:style-name="Default" office:value-type="string" calcext:value-type="string">
            <text:p>dist_x</text:p>
          </table:table-cell>
          <table:table-cell table:style-name="Default" office:value-type="string" calcext:value-type="string">
            <text:p>dist_y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string" calcext:value-type="string">
            <text:p>Catanamatias</text:p>
          </table:table-cell>
          <table:table-cell office:value-type="float" office:value="330" calcext:value-type="float">
            <text:p>330</text:p>
          </table:table-cell>
          <table:table-cell office:value-type="float" office:value="246470" calcext:value-type="float">
            <text:p>246470</text:p>
          </table:table-cell>
          <table:table-cell office:value-type="float" office:value="2108065" calcext:value-type="float">
            <text:p>2108065</text:p>
          </table:table-cell>
          <table:table-cell office:value-type="float" office:value="70" calcext:value-type="float">
            <text:p>7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string" calcext:value-type="string">
            <text:p>Matayaya</text:p>
          </table:table-cell>
          <table:table-cell office:value-type="float" office:value="332" calcext:value-type="float">
            <text:p>332</text:p>
          </table:table-cell>
          <table:table-cell office:value-type="float" office:value="227304" calcext:value-type="float">
            <text:p>227304</text:p>
          </table:table-cell>
          <table:table-cell office:value-type="float" office:value="2089939" calcext:value-type="float">
            <text:p>2089939</text:p>
          </table:table-cell>
          <table:table-cell office:value-type="float" office:value="204" calcext:value-type="float">
            <text:p>20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string" calcext:value-type="string">
            <text:p>Naranjito</text:p>
          </table:table-cell>
          <table:table-cell office:value-type="float" office:value="333" calcext:value-type="float">
            <text:p>333</text:p>
          </table:table-cell>
          <table:table-cell office:value-type="float" office:value="237540" calcext:value-type="float">
            <text:p>237540</text:p>
          </table:table-cell>
          <table:table-cell office:value-type="float" office:value="2134156" calcext:value-type="float">
            <text:p>213415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string" calcext:value-type="string">
            <text:p>Sabana Mula</text:p>
          </table:table-cell>
          <table:table-cell office:value-type="float" office:value="8" calcext:value-type="float">
            <text:p>8</text:p>
          </table:table-cell>
          <table:table-cell office:value-type="float" office:value="230913" calcext:value-type="float">
            <text:p>230913</text:p>
          </table:table-cell>
          <table:table-cell office:value-type="float" office:value="2106562" calcext:value-type="float">
            <text:p>210656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La Isabela</text:p>
          </table:table-cell>
          <table:table-cell office:value-type="float" office:value="9" calcext:value-type="float">
            <text:p>9</text:p>
          </table:table-cell>
          <table:table-cell office:value-type="float" office:value="283831" calcext:value-type="float">
            <text:p>283831</text:p>
          </table:table-cell>
          <table:table-cell office:value-type="float" office:value="2194018" calcext:value-type="float">
            <text:p>2194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Angostura</text:p>
          </table:table-cell>
          <table:table-cell office:value-type="float" office:value="15" calcext:value-type="float">
            <text:p>15</text:p>
          </table:table-cell>
          <table:table-cell office:value-type="float" office:value="246800" calcext:value-type="float">
            <text:p>246800</text:p>
          </table:table-cell>
          <table:table-cell office:value-type="float" office:value="2021400" calcext:value-type="float">
            <text:p>2021400</text:p>
          </table:table-cell>
          <table:table-cell office:value-type="float" office:value="140" calcext:value-type="float">
            <text:p>14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  <table:table-cell office:value-type="string" calcext:value-type="string">
            <text:p>Sabana de la Mar</text:p>
          </table:table-cell>
          <table:table-cell office:value-type="float" office:value="582" calcext:value-type="float">
            <text:p>582</text:p>
          </table:table-cell>
          <table:table-cell office:value-type="float" office:value="459060" calcext:value-type="float">
            <text:p>459060</text:p>
          </table:table-cell>
          <table:table-cell office:value-type="float" office:value="2105968" calcext:value-type="float">
            <text:p>2105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string" calcext:value-type="string">
            <text:p>Medina</text:p>
          </table:table-cell>
          <table:table-cell office:value-type="float" office:value="347" calcext:value-type="float">
            <text:p>347</text:p>
          </table:table-cell>
          <table:table-cell office:value-type="float" office:value="379205" calcext:value-type="float">
            <text:p>379205</text:p>
          </table:table-cell>
          <table:table-cell office:value-type="float" office:value="2049786" calcext:value-type="float">
            <text:p>2049786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string" calcext:value-type="string">
            <text:p>Cítricos Dominicanos</text:p>
          </table:table-cell>
          <table:table-cell office:value-type="float" office:value="619" calcext:value-type="float">
            <text:p>619</text:p>
          </table:table-cell>
          <table:table-cell office:value-type="float" office:value="369250" calcext:value-type="float">
            <text:p>369250</text:p>
          </table:table-cell>
          <table:table-cell office:value-type="float" office:value="2072400" calcext:value-type="float">
            <text:p>20724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Engombe</text:p>
          </table:table-cell>
          <table:table-cell office:value-type="float" office:value="11" calcext:value-type="float">
            <text:p>11</text:p>
          </table:table-cell>
          <table:table-cell office:value-type="float" office:value="394200" calcext:value-type="float">
            <text:p>394200</text:p>
          </table:table-cell>
          <table:table-cell office:value-type="float" office:value="2040200" calcext:value-type="float">
            <text:p>2040200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string" calcext:value-type="string">
            <text:p>La Guama</text:p>
          </table:table-cell>
          <table:table-cell office:value-type="float" office:value="623" calcext:value-type="float">
            <text:p>623</text:p>
          </table:table-cell>
          <table:table-cell office:value-type="float" office:value="535700" calcext:value-type="float">
            <text:p>535700</text:p>
          </table:table-cell>
          <table:table-cell office:value-type="float" office:value="2079800" calcext:value-type="float">
            <text:p>20798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Los Jengibres</text:p>
          </table:table-cell>
          <table:table-cell office:value-type="float" office:value="340" calcext:value-type="float">
            <text:p>340</text:p>
          </table:table-cell>
          <table:table-cell office:value-type="float" office:value="390063" calcext:value-type="float">
            <text:p>390063</text:p>
          </table:table-cell>
          <table:table-cell office:value-type="float" office:value="2149752" calcext:value-type="float">
            <text:p>2149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string" calcext:value-type="string">
            <text:p>El Memiso</text:p>
          </table:table-cell>
          <table:table-cell office:value-type="float" office:value="26" calcext:value-type="float">
            <text:p>26</text:p>
          </table:table-cell>
          <table:table-cell office:value-type="float" office:value="334100" calcext:value-type="float">
            <text:p>334100</text:p>
          </table:table-cell>
          <table:table-cell office:value-type="float" office:value="2047800" calcext:value-type="float">
            <text:p>2047800</text:p>
          </table:table-cell>
          <table:table-cell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string" calcext:value-type="string">
            <text:p>Los Arroyos</text:p>
          </table:table-cell>
          <table:table-cell office:value-type="float" office:value="28" calcext:value-type="float">
            <text:p>28</text:p>
          </table:table-cell>
          <table:table-cell office:value-type="float" office:value="338700" calcext:value-type="float">
            <text:p>338700</text:p>
          </table:table-cell>
          <table:table-cell office:value-type="float" office:value="2061900" calcext:value-type="float">
            <text:p>2061900</text:p>
          </table:table-cell>
          <table:table-cell office:value-type="float" office:value="36" calcext:value-type="float">
            <text:p>3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string" calcext:value-type="string">
            <text:p>Naranjal</text:p>
          </table:table-cell>
          <table:table-cell office:value-type="float" office:value="27" calcext:value-type="float">
            <text:p>27</text:p>
          </table:table-cell>
          <table:table-cell office:value-type="float" office:value="344100" calcext:value-type="float">
            <text:p>344100</text:p>
          </table:table-cell>
          <table:table-cell office:value-type="float" office:value="2050900" calcext:value-type="float">
            <text:p>205090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El Seibo</text:p>
          </table:table-cell>
          <table:table-cell office:value-type="float" office:value="31" calcext:value-type="float">
            <text:p>31</text:p>
          </table:table-cell>
          <table:table-cell office:value-type="float" office:value="495316" calcext:value-type="float">
            <text:p>495316</text:p>
          </table:table-cell>
          <table:table-cell office:value-type="float" office:value="2074882" calcext:value-type="float">
            <text:p>2074882</text:p>
          </table:table-cell>
          <table:table-cell office:value-type="float" office:value="79" calcext:value-type="float">
            <text:p>79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Jarabacoa</text:p>
          </table:table-cell>
          <table:table-cell office:value-type="float" office:value="443" calcext:value-type="float">
            <text:p>443</text:p>
          </table:table-cell>
          <table:table-cell office:value-type="float" office:value="327616" calcext:value-type="float">
            <text:p>327616</text:p>
          </table:table-cell>
          <table:table-cell office:value-type="float" office:value="2116108" calcext:value-type="float">
            <text:p>2116108</text:p>
          </table:table-cell>
          <table:table-cell office:value-type="float" office:value="584" calcext:value-type="float">
            <text:p>58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La Antona</text:p>
          </table:table-cell>
          <table:table-cell office:value-type="float" office:value="38" calcext:value-type="float">
            <text:p>38</text:p>
          </table:table-cell>
          <table:table-cell office:value-type="float" office:value="248012" calcext:value-type="float">
            <text:p>248012</text:p>
          </table:table-cell>
          <table:table-cell office:value-type="float" office:value="2172710" calcext:value-type="float">
            <text:p>21727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Matagrande</text:p>
          </table:table-cell>
          <table:table-cell office:value-type="float" office:value="41" calcext:value-type="float">
            <text:p>41</text:p>
          </table:table-cell>
          <table:table-cell office:value-type="float" office:value="291036" calcext:value-type="float">
            <text:p>291036</text:p>
          </table:table-cell>
          <table:table-cell office:value-type="float" office:value="2125098" calcext:value-type="float">
            <text:p>212509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oca de Mao</text:p>
          </table:table-cell>
          <table:table-cell office:value-type="float" office:value="37" calcext:value-type="float">
            <text:p>37</text:p>
          </table:table-cell>
          <table:table-cell office:value-type="float" office:value="284817" calcext:value-type="float">
            <text:p>284817</text:p>
          </table:table-cell>
          <table:table-cell office:value-type="float" office:value="2167215" calcext:value-type="float">
            <text:p>2167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El Arroyaso</text:p>
          </table:table-cell>
          <table:table-cell office:value-type="float" office:value="472" calcext:value-type="float">
            <text:p>472</text:p>
          </table:table-cell>
          <table:table-cell office:value-type="float" office:value="338755" calcext:value-type="float">
            <text:p>338755</text:p>
          </table:table-cell>
          <table:table-cell office:value-type="float" office:value="2106506" calcext:value-type="float">
            <text:p>21065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El Naranjito</text:p>
          </table:table-cell>
          <table:table-cell office:value-type="float" office:value="653" calcext:value-type="float">
            <text:p>653</text:p>
          </table:table-cell>
          <table:table-cell office:value-type="float" office:value="254000" calcext:value-type="float">
            <text:p>254000</text:p>
          </table:table-cell>
          <table:table-cell office:value-type="float" office:value="2155000" calcext:value-type="float">
            <text:p>2155000</text:p>
          </table:table-cell>
          <table:table-cell office:value-type="float" office:value="772" calcext:value-type="float">
            <text:p>77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Isa</text:p>
          </table:table-cell>
          <table:table-cell office:value-type="float" office:value="36" calcext:value-type="float">
            <text:p>36</text:p>
          </table:table-cell>
          <table:table-cell office:value-type="float" office:value="316716" calcext:value-type="float">
            <text:p>316716</text:p>
          </table:table-cell>
          <table:table-cell office:value-type="float" office:value="2151116" calcext:value-type="float">
            <text:p>21511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Quinigua</text:p>
          </table:table-cell>
          <table:table-cell office:value-type="float" office:value="446" calcext:value-type="float">
            <text:p>446</text:p>
          </table:table-cell>
          <table:table-cell office:value-type="float" office:value="313892" calcext:value-type="float">
            <text:p>313892</text:p>
          </table:table-cell>
          <table:table-cell office:value-type="float" office:value="2160063" calcext:value-type="float">
            <text:p>216006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avera</text:p>
          </table:table-cell>
          <table:table-cell office:value-type="float" office:value="444" calcext:value-type="float">
            <text:p>444</text:p>
          </table:table-cell>
          <table:table-cell office:value-type="float" office:value="319454" calcext:value-type="float">
            <text:p>319454</text:p>
          </table:table-cell>
          <table:table-cell office:value-type="float" office:value="2133099" calcext:value-type="float">
            <text:p>2133099</text:p>
          </table:table-cell>
          <table:table-cell office:value-type="float" office:value="328" calcext:value-type="float">
            <text:p>328</text:p>
          </table:table-cell>
          <table:table-cell office:value-type="float" office:value="19950" calcext:value-type="float">
            <text:p>19950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string" calcext:value-type="string">
            <text:p>Constanza</text:p>
          </table:table-cell>
          <table:table-cell office:value-type="float" office:value="558" calcext:value-type="float">
            <text:p>558</text:p>
          </table:table-cell>
          <table:table-cell office:value-type="float" office:value="319196" calcext:value-type="float">
            <text:p>319196</text:p>
          </table:table-cell>
          <table:table-cell office:value-type="float" office:value="2091896" calcext:value-type="float">
            <text:p>2091896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Angelina</text:p>
          </table:table-cell>
          <table:table-cell office:value-type="float" office:value="80" calcext:value-type="float">
            <text:p>80</text:p>
          </table:table-cell>
          <table:table-cell office:value-type="float" office:value="371447" calcext:value-type="float">
            <text:p>371447</text:p>
          </table:table-cell>
          <table:table-cell office:value-type="float" office:value="2115750" calcext:value-type="float">
            <text:p>21157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Juma-Bonao</text:p>
          </table:table-cell>
          <table:table-cell office:value-type="float" office:value="69" calcext:value-type="float">
            <text:p>69</text:p>
          </table:table-cell>
          <table:table-cell office:value-type="float" office:value="354007" calcext:value-type="float">
            <text:p>354007</text:p>
          </table:table-cell>
          <table:table-cell office:value-type="float" office:value="2090360" calcext:value-type="float">
            <text:p>209036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Barraquito</text:p>
          </table:table-cell>
          <table:table-cell office:value-type="float" office:value="72" calcext:value-type="float">
            <text:p>72</text:p>
          </table:table-cell>
          <table:table-cell office:value-type="float" office:value="417029" calcext:value-type="float">
            <text:p>417029</text:p>
          </table:table-cell>
          <table:table-cell office:value-type="float" office:value="2115287" calcext:value-type="float">
            <text:p>2115287</text:p>
          </table:table-cell>
          <table:table-cell office:value-type="float" office:value="29" calcext:value-type="float">
            <text:p>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El Aguacate</text:p>
          </table:table-cell>
          <table:table-cell office:value-type="float" office:value="81" calcext:value-type="float">
            <text:p>81</text:p>
          </table:table-cell>
          <table:table-cell office:value-type="float" office:value="420145" calcext:value-type="float">
            <text:p>420145</text:p>
          </table:table-cell>
          <table:table-cell office:value-type="float" office:value="2120055" calcext:value-type="float">
            <text:p>212005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Los Botados</text:p>
          </table:table-cell>
          <table:table-cell office:value-type="float" office:value="74" calcext:value-type="float">
            <text:p>74</text:p>
          </table:table-cell>
          <table:table-cell office:value-type="float" office:value="333904" calcext:value-type="float">
            <text:p>333904</text:p>
          </table:table-cell>
          <table:table-cell office:value-type="float" office:value="2087269" calcext:value-type="float">
            <text:p>2087269</text:p>
          </table:table-cell>
          <table:table-cell office:value-type="float" office:value="1104" calcext:value-type="float">
            <text:p>110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Cenovi en Santa Ana</text:p>
          </table:table-cell>
          <table:table-cell office:value-type="float" office:value="543" calcext:value-type="float">
            <text:p>543</text:p>
          </table:table-cell>
          <table:table-cell office:value-type="float" office:value="358369" calcext:value-type="float">
            <text:p>358369</text:p>
          </table:table-cell>
          <table:table-cell office:value-type="float" office:value="2133983" calcext:value-type="float">
            <text:p>2133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El Limón</text:p>
          </table:table-cell>
          <table:table-cell office:value-type="float" office:value="70" calcext:value-type="float">
            <text:p>70</text:p>
          </table:table-cell>
          <table:table-cell office:value-type="float" office:value="413830" calcext:value-type="float">
            <text:p>413830</text:p>
          </table:table-cell>
          <table:table-cell office:value-type="float" office:value="2117960" calcext:value-type="float">
            <text:p>21179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José Contreras</text:p>
          </table:table-cell>
          <table:table-cell office:value-type="float" office:value="73" calcext:value-type="float">
            <text:p>73</text:p>
          </table:table-cell>
          <table:table-cell office:value-type="float" office:value="347799" calcext:value-type="float">
            <text:p>347799</text:p>
          </table:table-cell>
          <table:table-cell office:value-type="float" office:value="2153133" calcext:value-type="float">
            <text:p>2153133</text:p>
          </table:table-cell>
          <table:table-cell office:value-type="float" office:value="299" calcext:value-type="float">
            <text:p>2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Presa Hatillo</text:p>
          </table:table-cell>
          <table:table-cell office:value-type="float" office:value="71" calcext:value-type="float">
            <text:p>71</text:p>
          </table:table-cell>
          <table:table-cell office:value-type="float" office:value="368090" calcext:value-type="float">
            <text:p>368090</text:p>
          </table:table-cell>
          <table:table-cell office:value-type="float" office:value="2095481" calcext:value-type="float">
            <text:p>2095481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D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dc:date>2022-12-02T18:54:16.203789814</dc:date>
    <meta:editing-duration>PT1H2M53S</meta:editing-duration>
    <meta:editing-cycles>29</meta:editing-cycles>
    <meta:document-statistic meta:table-count="1" meta:cell-count="252" meta:object-count="0"/>
  </office:meta>
</office:document-meta>
</file>